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5f146"/>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b9250"/>
    </style:style>
    <style:style style:name="P16" style:family="paragraph" style:parent-style-name="Standard">
      <style:paragraph-properties fo:text-align="justify" style:justify-single-word="false"/>
      <style:text-properties officeooo:rsid="00260f98" officeooo:paragraph-rsid="002d395b"/>
    </style:style>
    <style:style style:name="P17" style:family="paragraph" style:parent-style-name="Standard">
      <style:paragraph-properties fo:text-align="justify" style:justify-single-word="false"/>
      <style:text-properties officeooo:rsid="002d730b" officeooo:paragraph-rsid="002d730b"/>
    </style:style>
    <style:style style:name="P18" style:family="paragraph" style:parent-style-name="Standard">
      <style:paragraph-properties fo:text-align="justify" style:justify-single-word="false"/>
      <style:text-properties officeooo:rsid="002e68b3" officeooo:paragraph-rsid="002e68b3"/>
    </style:style>
    <style:style style:name="P19" style:family="paragraph" style:parent-style-name="Standard">
      <style:paragraph-properties fo:text-align="justify" style:justify-single-word="false"/>
      <style:text-properties officeooo:rsid="0030db30" officeooo:paragraph-rsid="001b9250"/>
    </style:style>
    <style:style style:name="P20" style:family="paragraph" style:parent-style-name="Standard">
      <style:paragraph-properties fo:text-align="justify" style:justify-single-word="false"/>
      <style:text-properties officeooo:rsid="0031eaad" officeooo:paragraph-rsid="0031eaad"/>
    </style:style>
    <style:style style:name="P21" style:family="paragraph" style:parent-style-name="Standard">
      <style:paragraph-properties fo:text-align="justify" style:justify-single-word="false"/>
      <style:text-properties officeooo:rsid="0031eaad" officeooo:paragraph-rsid="003303c9"/>
    </style:style>
    <style:style style:name="P22" style:family="paragraph" style:parent-style-name="Standard">
      <style:paragraph-properties fo:text-align="justify" style:justify-single-word="false"/>
      <style:text-properties officeooo:rsid="00359a15" officeooo:paragraph-rsid="00359a15"/>
    </style:style>
    <style:style style:name="P23" style:family="paragraph" style:parent-style-name="Standard">
      <style:paragraph-properties fo:text-align="justify" style:justify-single-word="false"/>
      <style:text-properties officeooo:rsid="002c6b7d" officeooo:paragraph-rsid="002d395b"/>
    </style:style>
    <style:style style:name="P24" style:family="paragraph" style:parent-style-name="Standard">
      <style:paragraph-properties fo:text-align="justify" style:justify-single-word="false"/>
      <style:text-properties officeooo:rsid="00338155" officeooo:paragraph-rsid="00338155"/>
    </style:style>
    <style:style style:name="P25" style:family="paragraph" style:parent-style-name="Standard">
      <style:paragraph-properties fo:text-align="justify" style:justify-single-word="false"/>
      <style:text-properties officeooo:rsid="003a72fe" officeooo:paragraph-rsid="003a72fe"/>
    </style:style>
    <style:style style:name="P26" style:family="paragraph" style:parent-style-name="Standard">
      <style:paragraph-properties fo:text-align="justify" style:justify-single-word="false"/>
      <style:text-properties officeooo:rsid="0028f2e7" officeooo:paragraph-rsid="0028f2e7"/>
    </style:style>
    <style:style style:name="P27" style:family="paragraph" style:parent-style-name="Standard">
      <style:paragraph-properties fo:text-align="justify" style:justify-single-word="false"/>
      <style:text-properties officeooo:rsid="0008771e" officeooo:paragraph-rsid="0008771e"/>
    </style:style>
    <style:style style:name="P28" style:family="paragraph" style:parent-style-name="Standard">
      <style:text-properties fo:font-weight="bold" officeooo:rsid="0020d830" officeooo:paragraph-rsid="0020d830" style:font-weight-asian="bold" style:font-weight-complex="bold"/>
    </style:style>
    <style:style style:name="P29" style:family="paragraph" style:parent-style-name="Standard">
      <style:text-properties fo:font-weight="bold" officeooo:rsid="00216456" officeooo:paragraph-rsid="00216456" style:font-weight-asian="bold" style:font-weight-complex="bold"/>
    </style:style>
    <style:style style:name="P30" style:family="paragraph" style:parent-style-name="Standard">
      <style:paragraph-properties fo:text-align="justify" style:justify-single-word="false"/>
      <style:text-properties officeooo:rsid="001053e4" officeooo:paragraph-rsid="0011bcb0"/>
    </style:style>
    <style:style style:name="P31" style:family="paragraph" style:parent-style-name="Standard">
      <style:paragraph-properties fo:text-align="justify" style:justify-single-word="false"/>
      <style:text-properties officeooo:rsid="002f20aa" officeooo:paragraph-rsid="002f20aa"/>
    </style:style>
    <style:style style:name="P32" style:family="paragraph" style:parent-style-name="Standard">
      <style:paragraph-properties fo:text-align="justify" style:justify-single-word="false"/>
      <style:text-properties officeooo:rsid="0015f146" officeooo:paragraph-rsid="0015f146"/>
    </style:style>
    <style:style style:name="P33" style:family="paragraph" style:parent-style-name="Standard">
      <style:paragraph-properties fo:text-align="justify" style:justify-single-word="false"/>
      <style:text-properties officeooo:rsid="0019a4de" officeooo:paragraph-rsid="0019a4de"/>
    </style:style>
    <style:style style:name="P34" style:family="paragraph" style:parent-style-name="Standard">
      <style:paragraph-properties fo:text-align="justify" style:justify-single-word="false"/>
      <style:text-properties officeooo:rsid="001ab164" officeooo:paragraph-rsid="001ab164"/>
    </style:style>
    <style:style style:name="P35" style:family="paragraph" style:parent-style-name="Standard">
      <style:paragraph-properties fo:text-align="justify" style:justify-single-word="false"/>
      <style:text-properties officeooo:rsid="001be1dc" officeooo:paragraph-rsid="001be1dc"/>
    </style:style>
    <style:style style:name="P36" style:family="paragraph" style:parent-style-name="Standard">
      <style:paragraph-properties fo:text-align="justify" style:justify-single-word="false"/>
      <style:text-properties officeooo:rsid="001c28e6" officeooo:paragraph-rsid="001c28e6"/>
    </style:style>
    <style:style style:name="P37" style:family="paragraph" style:parent-style-name="Standard">
      <style:paragraph-properties fo:text-align="justify" style:justify-single-word="false"/>
      <style:text-properties officeooo:rsid="001ee879" officeooo:paragraph-rsid="001ee879"/>
    </style:style>
    <style:style style:name="P38" style:family="paragraph" style:parent-style-name="Standard">
      <style:paragraph-properties fo:text-align="justify" style:justify-single-word="false"/>
      <style:text-properties officeooo:rsid="002781b7" officeooo:paragraph-rsid="002781b7"/>
    </style:style>
    <style:style style:name="P39" style:family="paragraph" style:parent-style-name="Standard" style:list-style-name="L1">
      <style:paragraph-properties fo:text-align="justify" style:justify-single-word="false"/>
      <style:text-properties officeooo:rsid="00216456" officeooo:paragraph-rsid="00247682"/>
    </style:style>
    <style:style style:name="P40" style:family="paragraph" style:parent-style-name="Standard" style:list-style-name="L1">
      <style:paragraph-properties fo:text-align="justify" style:justify-single-word="false"/>
      <style:text-properties officeooo:rsid="00216456" officeooo:paragraph-rsid="00216456"/>
    </style:style>
    <style:style style:name="P41" style:family="paragraph" style:parent-style-name="Standard" style:list-style-name="L1">
      <style:paragraph-properties fo:text-align="justify" style:justify-single-word="false"/>
      <style:text-properties officeooo:rsid="0023e57b" officeooo:paragraph-rsid="0023e57b"/>
    </style:style>
    <style:style style:name="P42" style:family="paragraph" style:parent-style-name="Standard" style:list-style-name="L1">
      <style:paragraph-properties fo:text-align="justify" style:justify-single-word="false"/>
      <style:text-properties officeooo:rsid="0023e58e" officeooo:paragraph-rsid="0023e58e"/>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303c9"/>
    </style:style>
    <style:style style:name="T12" style:family="text">
      <style:text-properties officeooo:rsid="003829e2"/>
    </style:style>
    <style:style style:name="T13" style:family="text">
      <style:text-properties officeooo:rsid="0011bcb0"/>
    </style:style>
    <style:style style:name="T14" style:family="text">
      <style:text-properties officeooo:rsid="0013a2d8"/>
    </style:style>
    <style:style style:name="T15" style:family="text">
      <style:text-properties officeooo:rsid="0019a4de"/>
    </style:style>
    <style:style style:name="T16" style:family="text">
      <style:text-properties officeooo:rsid="001d2f38"/>
    </style:style>
    <style:style style:name="T17" style:family="text">
      <style:text-properties officeooo:rsid="001eedbc"/>
    </style:style>
    <style:style style:name="T18" style:family="text">
      <style:text-properties officeooo:rsid="0023e011"/>
    </style:style>
    <style:style style:name="T19" style:family="text">
      <style:text-properties officeooo:rsid="00272cf3"/>
    </style:style>
    <style:style style:name="T20" style:family="text">
      <style:text-properties officeooo:rsid="0028f20c"/>
    </style:style>
    <style:style style:name="T21" style:family="text">
      <style:text-properties officeooo:rsid="0029cec3"/>
    </style:style>
    <style:style style:name="T22" style:family="text">
      <style:text-properties officeooo:rsid="002d4367"/>
    </style:style>
    <style:style style:name="T23" style:family="text">
      <style:text-properties officeooo:rsid="002dac89"/>
    </style:style>
    <style:style style:name="T24" style:family="text">
      <style:text-properties officeooo:rsid="002f291b"/>
    </style:style>
    <style:style style:name="T25" style:family="text">
      <style:text-properties officeooo:rsid="002f6306"/>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equirements for tBB</text:p>
      <text:p text:style-name="P2">Daniele Parmeggiani for Doxee, 13/07/2016</text:p>
      <text:p text:style-name="P1"/>
      <text:p text:style-name="P1"/>
      <text:p text:style-name="P1">The program tBB has to/is supposed to:</text:p>
      <text:list xml:id="list395619351154647223" text:style-name="L1">
        <text:list-item>
          <text:p text:style-name="P39">Discover every up host in a network <text:span text:style-name="T2">and notify (depending on user settings) state changes in these hosts</text:span>.</text:p>
        </text:list-item>
        <text:list-item>
          <text:p text:style-name="P39">Use different discovery mechanisms in order to ensure the host isn't hiding from a specific mechanism.</text:p>
        </text:list-item>
        <text:list-item>
          <text:p text:style-name="P40">Keep track of the hosts over time with repeated refreshes of the network status.</text:p>
        </text:list-item>
        <text:list-item>
          <text:p text:style-name="P40">Not congest the network <text:span text:style-name="T2">as much as possible</text:span>.</text:p>
        </text:list-item>
        <text:list-item>
          <text:p text:style-name="P41">Discover hosts within a reasonable time.</text:p>
        </text:list-item>
        <text:list-item>
          <text:p text:style-name="P40">Provide a way to handle service downtime (e.g.: power loss, <text:span text:style-name="T2">maintenance</text:span>) consistently between sessions.</text:p>
        </text:list-item>
        <text:list-item>
          <text:p text:style-name="P40">Provide services that can interact with end-users to let know of <text:span text:style-name="T1">suspect activity (e.g.: host IP change, host MAC change, host ICMP hiding, host MAC hiding, etc) on the network.</text:span></text:p>
        </text:list-item>
        <text:list-item>
          <text:p text:style-name="P40">Provide a way to interact with it. Either by a command line interface or by a graphical interface or both.</text:p>
        </text:list-item>
        <text:list-item>
          <text:p text:style-name="P42">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6">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7">The tBB daemon has to be run as root so as to keep secret the password file and to provide permission to read it.</text:p>
      <text:p text:style-name="P5"/>
      <text:p text:style-name="P5"/>
      <text:p text:style-name="P7">Network scanning.</text:p>
      <text:p text:style-name="P16">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3">Additionally after the IP and MAC address of a host are found by any of these mechanisms, the other mechanisms won't be triggered during the same scan iteration.</text:p>
      <text:p text:style-name="P16"/>
      <text:p text:style-name="P16"/>
      <text:p text:style-name="P10">ICMP discovery.</text:p>
      <text:p text:style-name="P20">The ICMP discovery method consists of a simple ping request to the specified I<text:span text:style-name="T11">P(</text:span>s<text:span text:style-name="T11">)</text:span>. It is considered the most lightweight in terms of time and resources and should be ran first.</text:p>
      <text:p text:style-name="P20">If a host is discovered using this method, its IP is known and other discovery methods may not be requested.</text:p>
      <text:p text:style-name="P20"/>
      <text:p text:style-name="P20"/>
      <text:p text:style-name="P11">ARP discovery.</text:p>
      <text:p text:style-name="P21">The <text:span text:style-name="T11">ARP</text:span> discovery method consists of a simple <text:span text:style-name="T11">ARP</text:span> request to the specified I<text:span text:style-name="T11">P(</text:span>s<text:span text:style-name="T11">)</text:span>.</text:p>
      <text:p text:style-name="P21">If a host is discovered using this method, its IP <text:span text:style-name="T11">and MAC address are</text:span> known and other discovery methods may not be requested.</text:p>
      <text:p text:style-name="P30">This <text:span text:style-name="T14">discovery </text:span>method can be used to determine the MAC address of an IP host on the network (the normal ARP usage), but is not reliable for determining whether or not a host is up on the network since the ARP result may be altered by a network device <text:span text:style-name="T13">with</text:span> MAC caching <text:span text:style-name="T13">enabled</text:span>. <text:span text:style-name="T13">In such a case, with a host being up (1) and then disconnecting, the result lingers on being positive for as long as the network device doesn't refresh its cache. Note that until point (1) the tracking system will still correctly work.</text:span></text:p>
      <text:p text:style-name="P21"/>
      <text:p text:style-name="P21"/>
      <text:p text:style-name="P12">SYN discovery.</text:p>
      <text:p text:style-name="P24">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6"/>
      <text:p text:style-name="P16"/>
      <text:p text:style-name="P8">Host tracking.</text:p>
      <text:p text:style-name="P17"><text:soft-page-break/>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8">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Path to this file is “{tBBroot}/tBB_access_password”. This file path should not be subject to configuration file changes so as to ensure only root is allowed to change it.</text:span></text:p>
      <text:p text:style-name="P25">This requires tBB to be run as root.</text:p>
      <text:p text:style-name="P18">Data sent and received over the open socket is required to be in the JSON format.</text:p>
      <text:p text:style-name="P5"/>
      <text:p text:style-name="P5"/>
      <text:p text:style-name="P9">Configuration file.</text:p>
      <text:p text:style-name="P31">The configuration file for the tBB service is in JSON format. See related documentation [SPECIFY] for further detail.</text:p>
      <text:p text:style-name="P31"/>
      <text:p text:style-name="P31"/>
      <text:p text:style-name="P14">Serialization.</text:p>
      <text:p text:style-name="P32">In order for tBB to handle system downtime, network scan results will be <text:span text:style-name="T22">recorded</text:span>.</text:p>
      <text:p text:style-name="P32">Data to be serialized is the following: session<text:span text:style-name="T18">s</text:span> information (<text:span text:style-name="T15">when it was started and when it's been updated for the last time</text:span>) <text:span text:style-name="T15">and histories of hosts on the network (their IP, MAC, etc and when any of these changed).</text:span></text:p>
      <text:p text:style-name="P33">To provide flexibility when storing data, every different network analyzed will have its own database. For instance, if tBB is called to monitor network “192.168.2.0/23”, then it will store data relevant to that network in a file called (also according to Unix naming conventions) “192.168.2.0\23-512.tbbscan”.</text:p>
      <text:p text:style-name="P34">Every <text:span text:style-name="T23">record</text:span> regarding tBB will be stored in a specialized folder in order to provide an easy way to determine w<text:span text:style-name="T19">h</text:span>ether a previous scan exists for a network.</text:p>
      <text:p text:style-name="P38">The serialization mechanism adopted by tBB is a simple JSON file. <text:span text:style-name="T24">The choice has been made upon the fact that JSON doesn't require a lot of overhead nor big third-party libraries while providing a relatively fast-responding and lightweight storage.</text:span></text:p>
      <text:p text:style-name="P34"/>
      <text:p text:style-name="P34"/>
      <text:p text:style-name="P15">Consistency.</text:p>
      <text:p text:style-name="P35">Whenever tBB is started it will look in the file system to check if the network had previously been analyzed (if a <text:span text:style-name="T25">record</text:span> regarding the given network exists). If it doesn't, tBB will assume that the specified network analysis had never been requested.</text:p>
      <text:p text:style-name="P36">On the contrary, if a record does exist, tBB will look for when it had last been updated. If the last network check had happened within a reasonably short time <text:span text:style-name="T20">(default: 1 hour)</text:span>, tBB will not re-perform the entire network scan (which might result heavier on the network). Instead, tBB will begin to perform normal hosts checks <text:span text:style-name="T16">basing on the previously recorded information.</text:span></text:p>
      <text:p text:style-name="P37">Either way, tBB will notify if the record was or wasn't present <text:span text:style-name="T17">and, if it was, when it was last updated</text:span>.</text:p>
      <text:p text:style-name="P19"/>
      <text:p text:style-name="P5"/>
      <text:p text:style-name="P13"><text:span text:style-name="T21">Asynchrony</text:span> <text:span text:style-name="T12">and general performance</text:span>.</text:p>
      <text:p text:style-name="P22">In order for tBB to perform network scans, serialization, port requests handling and other calculations in general at the same time, it has been chosen that tBB will make use of Python's <text:soft-page-break/>asyncio library.</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1" text:anchor-type="paragraph" svg:x="-0.7874in" svg:y="0.1016in" svg:width="8.2673in" svg:height="4.0571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8-09T11:16:50.403663270</dc:date>
    <meta:editing-duration>P17DT21H12M38S</meta:editing-duration>
    <meta:editing-cycles>48</meta:editing-cycles>
    <meta:generator>LibreOffice/5.0.3.2$Linux_X86_64 LibreOffice_project/00m0$Build-2</meta:generator>
    <meta:document-statistic meta:table-count="0" meta:image-count="0" meta:object-count="1" meta:page-count="5" meta:paragraph-count="50" meta:word-count="1179" meta:character-count="6829" meta:non-whitespace-character-count="5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default-cell-style-name="ce6"/>
        <table:table-column table:style-name="co5" table:number-columns-repeated="5"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table-cell table:number-columns-repeated="5"/>
        </table:table-row>
        <table:table-row table:style-name="ro1">
          <table:table-cell table:style-name="ce2" table:number-columns-repeated="2"/>
          <table:table-cell table:number-columns-repeated="2"/>
          <table:table-cell table:style-name="ce2"/>
          <table:table-cell table:number-columns-repeated="4"/>
          <table:table-cell table:style-name="ce12"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table-cell table:number-columns-repeated="5"/>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table-cell table:number-columns-repeated="5"/>
        </table:table-row>
        <table:table-row table:style-name="ro1" table:number-rows-repeated="2">
          <table:table-cell table:style-name="ce2" table:number-columns-repeated="2"/>
          <table:table-cell table:number-columns-repeated="2"/>
          <table:table-cell table:style-name="ce2"/>
          <table:table-cell table:number-columns-repeated="5"/>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number-columns-repeated="4"/>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style-name="ce6"/>
          <table:table-cell table:number-columns-repeated="4"/>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text:p>
          </table:table-cell>
          <table:table-cell table:style-name="ce6"/>
          <table:table-cell table:number-columns-repeated="4"/>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style-name="ce6"/>
          <table:table-cell table:number-columns-repeated="4"/>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style-name="ce6"/>
          <table:table-cell table:number-columns-repeated="4"/>
        </table:table-row>
        <table:table-row table:style-name="ro1">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style-name="ce7" table:formula="of:=&quot;18/07/2016&quot;" office:value-type="string" office:string-value="18/07/2016" calcext:value-type="string">
            <text:p>18/07/2016</text:p>
          </table:table-cell>
          <table:table-cell table:style-name="ce7" table:formula="of:=&quot;22/07/2016&quot;" office:value-type="string" office:string-value="22/07/2016" calcext:value-type="string">
            <text:p>22/07/2016</text:p>
          </table:table-cell>
          <table:table-cell office:value-type="string" calcext:value-type="string">
            <text:p>Tracker implementation.</text:p>
          </table:table-cell>
          <table:table-cell table:number-columns-repeated="4"/>
          <table:table-cell table:style-name="ce6" office:value-type="string" calcext:value-type="string">
            <text:p>α</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7" table:formula="of:=&quot;22/07/2016&quot;" office:value-type="string" office:string-value="22/07/2016" calcext:value-type="string">
            <text:p>22/07/2016</text:p>
          </table:table-cell>
          <table:table-cell table:style-name="ce7" table:formula="of:=&quot;26/07/2016&quot;" office:value-type="string" office:string-value="26/07/2016" calcext:value-type="string">
            <text:p>26/07/2016</text:p>
          </table:table-cell>
          <table:table-cell office:value-type="string" calcext:value-type="string">
            <text:p>Serialization mechanism implementation.</text:p>
          </table:table-cell>
          <table:table-cell table:style-name="ce6"/>
          <table:table-cell/>
          <table:table-cell table:style-name="Default" table:number-columns-repeated="3"/>
        </table:table-row>
        <table:table-row table:style-name="ro1">
          <table:table-cell table:style-name="ce7" table:formula="of:=&quot;25/07/2016&quot;" office:value-type="string" office:string-value="25/07/2016" calcext:value-type="string">
            <text:p>25/07/2016</text:p>
          </table:table-cell>
          <table:table-cell table:formula="of:=&quot;28/07/2016&quot;" office:value-type="string" office:string-value="28/07/2016" calcext:value-type="string">
            <text:p>28/07/2016</text:p>
          </table:table-cell>
          <table:table-cell table:style-name="ce7" table:formula="of:=&quot;26/07/2016&quot;" office:value-type="string" office:string-value="26/07/2016" calcext:value-type="string">
            <text:p>26/07/2016</text:p>
          </table:table-cell>
          <table:table-cell table:style-name="ce7" table:formula="of:=&quot;28/07/2016&quot;" office:value-type="string" office:string-value="28/07/2016" calcext:value-type="string">
            <text:p>28/07/2016</text:p>
          </table:table-cell>
          <table:table-cell office:value-type="string" calcext:value-type="string">
            <text:p>Front-end handler implementation.</text:p>
          </table:table-cell>
          <table:table-cell table:style-name="ce6"/>
          <table:table-cell table:number-columns-repeated="4"/>
        </table:table-row>
        <table:table-row table:style-name="ro1">
          <table:table-cell table:style-name="ce7" table:formula="of:=&quot;29/07/2016&quot;" office:value-type="string" office:string-value="29/07/2016" calcext:value-type="string">
            <text:p>29/07/2016</text:p>
          </table:table-cell>
          <table:table-cell table:formula="of:=&quot;04/08/2016&quot;" office:value-type="string" office:string-value="04/08/2016" calcext:value-type="string">
            <text:p>04/08/2016</text:p>
          </table:table-cell>
          <table:table-cell table:style-name="ce7" table:formula="of:=&quot;28/07/2016&quot;" office:value-type="string" office:string-value="28/07/2016" calcext:value-type="string">
            <text:p>28/07/2016</text:p>
          </table:table-cell>
          <table:table-cell table:style-name="ce7" table:formula="of:=&quot;04/08/2016&quot;" office:value-type="string" office:string-value="04/08/2016" calcext:value-type="string">
            <text:p>04/08/2016</text:p>
          </table:table-cell>
          <table:table-cell office:value-type="string" calcext:value-type="string">
            <text:p>Built-in CLI front-end implementation.</text:p>
          </table:table-cell>
          <table:table-cell table:number-columns-repeated="4"/>
          <table:table-cell table:style-name="ce6" office:value-type="string" calcext:value-type="string">
            <text:p>β</text:p>
          </table:table-cell>
        </table:table-row>
        <table:table-row table:style-name="ro1">
          <table:table-cell table:style-name="ce5" table:formula="of:=&quot;05/08/2016&quot;" office:value-type="string" office:string-value="05/08/2016" calcext:value-type="string">
            <text:p>05/08/2016</text:p>
          </table:table-cell>
          <table:table-cell table:formula="of:=&quot;08/08/2016&quot;" office:value-type="string" office:string-value="08/08/2016" calcext:value-type="string">
            <text:p>08/08/2016</text:p>
          </table:table-cell>
          <table:table-cell table:style-name="ce7" table:formula="of:=&quot;05/08/2016&quot;" office:value-type="string" office:string-value="05/08/2016" calcext:value-type="string">
            <text:p>05/08/2016</text:p>
          </table:table-cell>
          <table:table-cell table:style-name="ce7" table:formula="of:=&quot;08/08/2016&quot;" office:value-type="string" office:string-value="08/08/2016" calcext:value-type="string">
            <text:p>08/08/2016</text:p>
          </table:table-cell>
          <table:table-cell office:value-type="string" calcext:value-type="string">
            <text:p>Bump to HTTPS.</text:p>
          </table:table-cell>
          <table:table-cell table:number-columns-repeated="4"/>
          <table:table-cell table:style-name="Default"/>
        </table:table-row>
        <table:table-row table:style-name="ro1">
          <table:table-cell table:style-name="ce5" table:formula="of:=&quot;09/08/2016&quot;" office:value-type="string" office:string-value="09/08/2016" calcext:value-type="string">
            <text:p>09/08/2016</text:p>
          </table:table-cell>
          <table:table-cell table:style-name="ce10" table:formula="of:=&quot;11/08/2016&quot;" office:value-type="string" office:string-value="11/08/2016" calcext:value-type="string">
            <text:p>11/08/2016</text:p>
          </table:table-cell>
          <table:table-cell table:style-name="ce7" table:formula="of:=&quot;08/08/2016&quot;" office:value-type="string" office:string-value="08/08/2016" calcext:value-type="string">
            <text:p>08/08/2016</text:p>
          </table:table-cell>
          <table:table-cell office:value-type="string" calcext:value-type="string">
            <text:p>ongoing</text:p>
          </table:table-cell>
          <table:table-cell office:value-type="string" calcext:value-type="string">
            <text:p>Final tests &amp; bugfixes.</text:p>
          </table:table-cell>
          <table:table-cell table:style-name="ce6"/>
          <table:table-cell table:number-columns-repeated="3"/>
          <table:table-cell office:value-type="string" calcext:value-type="string">
            <text:p>RC</text:p>
          </table:table-cell>
        </table:table-row>
        <table:table-row table:style-name="ro2" table:number-rows-repeated="2">
          <table:table-cell table:style-name="Default" table:number-columns-repeated="10"/>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9">00/00/0000</text:date>, <text:time style:data-style-name="N2" text:time-value="17:08:53.244847760">00:00:00</text:time></text:p>
        </style:region-right>
      </style:header>
      <style:header-left style:display="false"/>
      <style:footer>
        <text:p>Page <text:page-number>1</text:page-number> / <text:page-count>99</text:page-count></text:p>
      </style:footer>
      <style:footer-left style:display="false"/>
    </style:master-page>
  </office:master-styles>
</office:document-styles>
</file>